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4fc1ff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808080" loext:opacity="100%"/>
    </style:style>
    <style:style style:name="T11" style:family="text">
      <style:text-properties fo:color="#d7ba7d" loext:opacity="100%"/>
    </style:style>
    <style:style style:name="T12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webapp/views.py</text:p>
      <text:p text:style-name="P1"><text:span text:style-name="T1">from</text:span> <text:span text:style-name="T2">django</text:span>.<text:span text:style-name="T2">shortcuts</text:span> <text:span text:style-name="T1">import</text:span> <text:span text:style-name="T6">render</text:span></text:p>
      <text:p text:style-name="P1"><text:span text:style-name="T1">from</text:span> .<text:span text:style-name="T2">forms</text:span> <text:span text:style-name="T1">import</text:span> <text:span text:style-name="T2">StudentForm</text:span></text:p>
      <text:p text:style-name="P4"/>
      <text:p text:style-name="P1"><text:span text:style-name="T8">def</text:span> <text:span text:style-name="T6">student_form</text:span>(<text:span text:style-name="T5">request</text:span>):</text:p>
      <text:p text:style-name="P1"><text:span text:style-name="T1">if</text:span> <text:span text:style-name="T5">request</text:span>.method <text:span text:style-name="T4">==</text:span> <text:span text:style-name="T7">'POST'</text:span>:</text:p>
      <text:p text:style-name="P1"><text:span text:style-name="T5">form</text:span> <text:span text:style-name="T4">=</text:span> <text:span text:style-name="T2">StudentForm</text:span>(<text:span text:style-name="T5">request</text:span>.POST)</text:p>
      <text:p text:style-name="P1"><text:span text:style-name="T1">if</text:span> <text:span text:style-name="T5">form</text:span>.<text:span text:style-name="T6">is_valid</text:span>():</text:p>
      <text:p text:style-name="P3"># Calculate the total marks and percentage</text:p>
      <text:p text:style-name="P1"><text:span text:style-name="T5">english</text:span> <text:span text:style-name="T4">=</text:span> <text:span text:style-name="T5">form</text:span>.<text:span text:style-name="T5">cleaned_data</text:span>[<text:span text:style-name="T7">'english_marks'</text:span>]</text:p>
      <text:p text:style-name="P1"><text:span text:style-name="T5">physics</text:span> <text:span text:style-name="T4">=</text:span> <text:span text:style-name="T5">form</text:span>.<text:span text:style-name="T5">cleaned_data</text:span>[<text:span text:style-name="T7">'physics_marks'</text:span>]</text:p>
      <text:p text:style-name="P1"><text:span text:style-name="T5">chemistry</text:span> <text:span text:style-name="T4">=</text:span> <text:span text:style-name="T5">form</text:span>.<text:span text:style-name="T5">cleaned_data</text:span>[<text:span text:style-name="T7">'chemistry_marks'</text:span>]</text:p>
      <text:p text:style-name="P1"><text:span text:style-name="T5">total_marks</text:span> <text:span text:style-name="T4">=</text:span> <text:span text:style-name="T5">english</text:span> <text:span text:style-name="T4">+</text:span> <text:span text:style-name="T5">physics</text:span> <text:span text:style-name="T4">+</text:span> <text:span text:style-name="T5">chemistry</text:span></text:p>
      <text:p text:style-name="P1"><text:span text:style-name="T5">percentage</text:span> <text:span text:style-name="T4">=</text:span> (<text:span text:style-name="T5">total_marks</text:span> <text:span text:style-name="T4">/</text:span> <text:span text:style-name="T9">300</text:span>) <text:span text:style-name="T4">*</text:span> <text:span text:style-name="T9">100</text:span></text:p>
      <text:p text:style-name="P4"/>
      <text:p text:style-name="P3"># Prepare student data to display</text:p>
      <text:p text:style-name="P1"><text:span text:style-name="T5">student_data</text:span> <text:span text:style-name="T4">=</text:span> <text:span text:style-name="T5">form</text:span>.<text:span text:style-name="T5">cleaned_data</text:span></text:p>
      <text:p text:style-name="P1"><text:span text:style-name="T1">return</text:span> <text:span text:style-name="T6">render</text:span>(<text:span text:style-name="T5">request</text:span>, <text:span text:style-name="T7">'webapp/student_form.html'</text:span>, {</text:p>
      <text:p text:style-name="P1"><text:span text:style-name="T7">'form'</text:span>: <text:span text:style-name="T5">form</text:span>,</text:p>
      <text:p text:style-name="P1"><text:span text:style-name="T7">'student_data'</text:span>: <text:span text:style-name="T5">student_data</text:span>,</text:p>
      <text:p text:style-name="P1"><text:span text:style-name="T7">'percentage'</text:span>: <text:span text:style-name="T5">percentage</text:span>,</text:p>
      <text:p text:style-name="P1">})</text:p>
      <text:p text:style-name="P1"><text:span text:style-name="T1">else</text:span>:</text:p>
      <text:p text:style-name="P1"><text:span text:style-name="T5">form</text:span> <text:span text:style-name="T4">=</text:span> <text:span text:style-name="T2">StudentForm</text:span>()</text:p>
      <text:p text:style-name="P4"/>
      <text:p text:style-name="P1"><text:span text:style-name="T1">return</text:span> <text:span text:style-name="T6">render</text:span>(<text:span text:style-name="T5">request</text:span>, <text:span text:style-name="T7">'webapp/student_form.html'</text:span>, {<text:span text:style-name="T7">'form'</text:span>: <text:span text:style-name="T5">form</text:span>})</text:p>
      <text:p text:style-name="P1"/>
      <text:p text:style-name="P3">&lt;!-- webapp/templates/webapp/student_form.html --&gt;</text:p>
      <text:p text:style-name="P1"><text:span text:style-name="T10">&lt;!</text:span><text:span text:style-name="T8">DOCTYPE</text:span> <text:span text:style-name="T5">html</text:span><text:span text:style-name="T10">&gt;</text:span></text:p>
      <text:p text:style-name="P1"><text:span text:style-name="T10">&lt;</text:span><text:span text:style-name="T8">html</text:span> <text:span text:style-name="T5">lang</text:span>=<text:span text:style-name="T7">"en"</text:span><text:span text:style-name="T10">&gt;</text:span></text:p>
      <text:p text:style-name="P1"><text:span text:style-name="T10">&lt;</text:span><text:span text:style-name="T8">head</text:span><text:span text:style-name="T10">&gt;</text:span></text:p>
      <text:p text:style-name="P1"><text:span text:style-name="T10">&lt;</text:span><text:span text:style-name="T8">meta</text:span> <text:span text:style-name="T5">charset</text:span>=<text:span text:style-name="T7">"UTF-8"</text:span><text:span text:style-name="T10">&gt;</text:span></text:p>
      <text:p text:style-name="P1"><text:span text:style-name="T10">&lt;</text:span><text:span text:style-name="T8">meta</text:span> <text:span text:style-name="T5">name</text:span>=<text:span text:style-name="T7">"viewport"</text:span> <text:span text:style-name="T5">content</text:span>=<text:span text:style-name="T7">"width=device-width, initial-scale=1.0"</text:span><text:span text:style-name="T10">&gt;</text:span></text:p>
      <text:p text:style-name="P1"><text:span text:style-name="T10">&lt;</text:span><text:span text:style-name="T8">title</text:span><text:span text:style-name="T10">&gt;</text:span>Student Form<text:span text:style-name="T10">&lt;/</text:span><text:span text:style-name="T8">title</text:span><text:span text:style-name="T10">&gt;</text:span></text:p>
      <text:p text:style-name="P1"><text:span text:style-name="T10">&lt;</text:span><text:span text:style-name="T8">style</text:span><text:span text:style-name="T10">&gt;</text:span></text:p>
      <text:p text:style-name="P1"><text:span text:style-name="T11">body</text:span><text:span text:style-name="T4"> {</text:span></text:p>
      <text:p text:style-name="P1"><text:span text:style-name="T5">font-family</text:span><text:span text:style-name="T4">: </text:span><text:span text:style-name="T7">Arial</text:span><text:span text:style-name="T4">, </text:span><text:span text:style-name="T7">sans-serif</text:span><text:span text:style-name="T4">;</text:span></text:p>
      <text:p text:style-name="P1"><text:span text:style-name="T5">margin</text:span><text:span text:style-name="T4">: </text:span><text:span text:style-name="T9">20px</text:span><text:span text:style-name="T4">;</text:span></text:p>
      <text:p text:style-name="P6">}</text:p>
      <text:p text:style-name="P1"><text:span text:style-name="T11">.container</text:span><text:span text:style-name="T4"> {</text:span></text:p>
      <text:p text:style-name="P1"><text:span text:style-name="T5">max-width</text:span><text:span text:style-name="T4">: </text:span><text:span text:style-name="T9">500px</text:span><text:span text:style-name="T4">;</text:span></text:p>
      <text:p text:style-name="P1"><text:span text:style-name="T5">margin</text:span><text:span text:style-name="T4">: </text:span><text:span text:style-name="T7">auto</text:span><text:span text:style-name="T4">;</text:span></text:p>
      <text:p text:style-name="P1"><text:span text:style-name="T5">padding</text:span><text:span text:style-name="T4">: </text:span><text:span text:style-name="T9">20px</text:span><text:span text:style-name="T4">;</text:span></text:p>
      <text:p text:style-name="P1"><text:span text:style-name="T5">border</text:span><text:span text:style-name="T4">: </text:span><text:span text:style-name="T9">1px</text:span><text:span text:style-name="T4"> </text:span><text:span text:style-name="T7">solid</text:span><text:span text:style-name="T4"> </text:span><text:span text:style-name="T7">#ddd</text:span><text:span text:style-name="T4">;</text:span></text:p>
      <text:p text:style-name="P1"><text:span text:style-name="T5">border-radius</text:span><text:span text:style-name="T4">: </text:span><text:span text:style-name="T9">5px</text:span><text:span text:style-name="T4">;</text:span></text:p>
      <text:p text:style-name="P1"><text:span text:style-name="T5">box-shadow</text:span><text:span text:style-name="T4">: </text:span><text:span text:style-name="T9">2px</text:span><text:span text:style-name="T4"> </text:span><text:span text:style-name="T9">2px</text:span><text:span text:style-name="T4"> </text:span><text:span text:style-name="T9">10px</text:span><text:span text:style-name="T4"> </text:span><text:span text:style-name="T6">rgba</text:span><text:span text:style-name="T4">(</text:span><text:span text:style-name="T9">0</text:span><text:span text:style-name="T4">, </text:span><text:span text:style-name="T9">0</text:span><text:span text:style-name="T4">, </text:span><text:span text:style-name="T9">0</text:span><text:span text:style-name="T4">, </text:span><text:span text:style-name="T9">0.1</text:span><text:span text:style-name="T4">);</text:span></text:p>
      <text:p text:style-name="P6">}</text:p>
      <text:p text:style-name="P1"><text:span text:style-name="T11">label</text:span><text:span text:style-name="T4"> {</text:span></text:p>
      <text:p text:style-name="P1"><text:span text:style-name="T5">font-weight</text:span><text:span text:style-name="T4">: </text:span><text:span text:style-name="T7">bold</text:span><text:span text:style-name="T4">;</text:span></text:p>
      <text:p text:style-name="P6">}</text:p>
      <text:p text:style-name="P1"><text:span text:style-name="T11">input</text:span><text:span text:style-name="T4">, </text:span><text:span text:style-name="T11">textarea</text:span><text:span text:style-name="T4"> {</text:span></text:p>
      <text:p text:style-name="P1"><text:soft-page-break/><text:span text:style-name="T5">width</text:span><text:span text:style-name="T4">: </text:span><text:span text:style-name="T9">80%</text:span><text:span text:style-name="T4">;</text:span></text:p>
      <text:p text:style-name="P1"><text:span text:style-name="T5">margin</text:span><text:span text:style-name="T4">: </text:span><text:span text:style-name="T9">5px</text:span><text:span text:style-name="T4"> </text:span><text:span text:style-name="T9">0</text:span><text:span text:style-name="T4">;</text:span></text:p>
      <text:p text:style-name="P1"><text:span text:style-name="T5">padding</text:span><text:span text:style-name="T4">: </text:span><text:span text:style-name="T9">8px</text:span><text:span text:style-name="T4">;</text:span></text:p>
      <text:p text:style-name="P6">}</text:p>
      <text:p text:style-name="P1"><text:span text:style-name="T11">button</text:span><text:span text:style-name="T4"> {</text:span></text:p>
      <text:p text:style-name="P1"><text:span text:style-name="T5">background-color</text:span><text:span text:style-name="T4">: </text:span><text:span text:style-name="T7">green</text:span><text:span text:style-name="T4">;</text:span></text:p>
      <text:p text:style-name="P1"><text:span text:style-name="T5">color</text:span><text:span text:style-name="T4">: </text:span><text:span text:style-name="T7">white</text:span><text:span text:style-name="T4">;</text:span></text:p>
      <text:p text:style-name="P1"><text:span text:style-name="T5">padding</text:span><text:span text:style-name="T4">: </text:span><text:span text:style-name="T9">10px</text:span><text:span text:style-name="T4">;</text:span></text:p>
      <text:p text:style-name="P1"><text:span text:style-name="T5">border</text:span><text:span text:style-name="T4">: </text:span><text:span text:style-name="T7">none</text:span><text:span text:style-name="T4">;</text:span></text:p>
      <text:p text:style-name="P1"><text:span text:style-name="T5">cursor</text:span><text:span text:style-name="T4">: </text:span><text:span text:style-name="T7">pointer</text:span><text:span text:style-name="T4">;</text:span></text:p>
      <text:p text:style-name="P1"><text:span text:style-name="T5">width</text:span><text:span text:style-name="T4">: </text:span><text:span text:style-name="T9">100%</text:span><text:span text:style-name="T4">;</text:span></text:p>
      <text:p text:style-name="P6">}</text:p>
      <text:p text:style-name="P1"><text:span text:style-name="T11">button:hover</text:span><text:span text:style-name="T4"> {</text:span></text:p>
      <text:p text:style-name="P1"><text:span text:style-name="T5">background-color</text:span><text:span text:style-name="T4">: </text:span><text:span text:style-name="T7">darkgreen</text:span><text:span text:style-name="T4">;</text:span></text:p>
      <text:p text:style-name="P6">}</text:p>
      <text:p text:style-name="P1"><text:span text:style-name="T11">.output</text:span><text:span text:style-name="T4"> {</text:span></text:p>
      <text:p text:style-name="P1"><text:span text:style-name="T5">margin-top</text:span><text:span text:style-name="T4">: </text:span><text:span text:style-name="T9">20px</text:span><text:span text:style-name="T4">;</text:span></text:p>
      <text:p text:style-name="P1"><text:span text:style-name="T5">padding</text:span><text:span text:style-name="T4">: </text:span><text:span text:style-name="T9">10px</text:span><text:span text:style-name="T4">;</text:span></text:p>
      <text:p text:style-name="P1"><text:span text:style-name="T5">background</text:span><text:span text:style-name="T4">: </text:span><text:span text:style-name="T7">#f4f4f4</text:span><text:span text:style-name="T4">;</text:span></text:p>
      <text:p text:style-name="P1"><text:span text:style-name="T5">border</text:span><text:span text:style-name="T4">: </text:span><text:span text:style-name="T9">1px</text:span><text:span text:style-name="T4"> </text:span><text:span text:style-name="T7">solid</text:span><text:span text:style-name="T4"> </text:span><text:span text:style-name="T7">#ddd</text:span><text:span text:style-name="T4">;</text:span></text:p>
      <text:p text:style-name="P6">}</text:p>
      <text:p text:style-name="P1"><text:span text:style-name="T10">&lt;/</text:span><text:span text:style-name="T8">style</text:span><text:span text:style-name="T10">&gt;</text:span></text:p>
      <text:p text:style-name="P1"><text:span text:style-name="T10">&lt;/</text:span><text:span text:style-name="T8">head</text:span><text:span text:style-name="T10">&gt;</text:span></text:p>
      <text:p text:style-name="P1"><text:span text:style-name="T10">&lt;</text:span><text:span text:style-name="T8">body</text:span><text:span text:style-name="T10">&gt;</text:span></text:p>
      <text:p text:style-name="P4"/>
      <text:p text:style-name="P1"><text:span text:style-name="T10">&lt;</text:span><text:span text:style-name="T8">div</text:span> <text:span text:style-name="T5">class</text:span>=<text:span text:style-name="T7">"container"</text:span><text:span text:style-name="T10">&gt;</text:span></text:p>
      <text:p text:style-name="P1"><text:span text:style-name="T10">&lt;</text:span><text:span text:style-name="T8">h2</text:span><text:span text:style-name="T10">&gt;</text:span>Student Details Form<text:span text:style-name="T10">&lt;/</text:span><text:span text:style-name="T8">h2</text:span><text:span text:style-name="T10">&gt;</text:span></text:p>
      <text:p text:style-name="P4"/>
      <text:p text:style-name="P3">&lt;!-- Form to take input from the teacher --&gt;</text:p>
      <text:p text:style-name="P1"><text:span text:style-name="T10">&lt;</text:span><text:span text:style-name="T8">form</text:span> <text:span text:style-name="T5">method</text:span>=<text:span text:style-name="T7">"POST"</text:span><text:span text:style-name="T10">&gt;</text:span></text:p>
      <text:p text:style-name="P1">{% csrf_token %}</text:p>
      <text:p text:style-name="P1">{{ form.as_p }}</text:p>
      <text:p text:style-name="P1"><text:span text:style-name="T10">&lt;</text:span><text:span text:style-name="T8">button</text:span> <text:span text:style-name="T5">type</text:span>=<text:span text:style-name="T7">"submit"</text:span><text:span text:style-name="T10">&gt;</text:span>Submit<text:span text:style-name="T10">&lt;/</text:span><text:span text:style-name="T8">button</text:span><text:span text:style-name="T10">&gt;</text:span></text:p>
      <text:p text:style-name="P1"><text:span text:style-name="T10">&lt;/</text:span><text:span text:style-name="T8">form</text:span><text:span text:style-name="T10">&gt;</text:span></text:p>
      <text:p text:style-name="P4"/>
      <text:p text:style-name="P1">{% if student_data %}</text:p>
      <text:p text:style-name="P1"><text:span text:style-name="T10">&lt;</text:span><text:span text:style-name="T8">h3</text:span><text:span text:style-name="T10">&gt;</text:span>Student Details:<text:span text:style-name="T10">&lt;/</text:span><text:span text:style-name="T8">h3</text:span><text:span text:style-name="T10">&gt;</text:span></text:p>
      <text:p text:style-name="P1"><text:span text:style-name="T10">&lt;</text:span><text:span text:style-name="T8">div</text:span> <text:span text:style-name="T5">class</text:span>=<text:span text:style-name="T7">"output"</text:span><text:span text:style-name="T10">&gt;</text:span></text:p>
      <text:p text:style-name="P1"><text:span text:style-name="T10">&lt;</text:span><text:span text:style-name="T8">p</text:span><text:span text:style-name="T10">&gt;</text:span>Name: {{ student_data.name }}<text:span text:style-name="T10">&lt;/</text:span><text:span text:style-name="T8">p</text:span><text:span text:style-name="T10">&gt;</text:span></text:p>
      <text:p text:style-name="P1"><text:span text:style-name="T10">&lt;</text:span><text:span text:style-name="T8">p</text:span><text:span text:style-name="T10">&gt;</text:span>Date of Birth: {{ student_data.dob }}<text:span text:style-name="T10">&lt;/</text:span><text:span text:style-name="T8">p</text:span><text:span text:style-name="T10">&gt;</text:span></text:p>
      <text:p text:style-name="P1"><text:span text:style-name="T10">&lt;</text:span><text:span text:style-name="T8">p</text:span><text:span text:style-name="T10">&gt;</text:span>Contact: {{ student_data.contact }}<text:span text:style-name="T10">&lt;/</text:span><text:span text:style-name="T8">p</text:span><text:span text:style-name="T10">&gt;</text:span></text:p>
      <text:p text:style-name="P1"><text:span text:style-name="T10">&lt;</text:span><text:span text:style-name="T8">p</text:span><text:span text:style-name="T10">&gt;</text:span>English: {{ student_data.english_marks }}, Physics: {{ student_data.physics_marks }}, Chemistry: {{ student_data.chemistry_marks }}<text:span text:style-name="T10">&lt;/</text:span><text:span text:style-name="T8">p</text:span><text:span text:style-name="T10">&gt;</text:span></text:p>
      <text:p text:style-name="P1"><text:span text:style-name="T10">&lt;/</text:span><text:span text:style-name="T8">div</text:span><text:span text:style-name="T10">&gt;</text:span></text:p>
      <text:p text:style-name="P4"/>
      <text:p text:style-name="P1"><text:span text:style-name="T10">&lt;</text:span><text:span text:style-name="T8">h3</text:span><text:span text:style-name="T10">&gt;</text:span>Total Percentage:<text:span text:style-name="T10">&lt;/</text:span><text:span text:style-name="T8">h3</text:span><text:span text:style-name="T10">&gt;</text:span></text:p>
      <text:p text:style-name="P1"><text:span text:style-name="T10">&lt;</text:span><text:span text:style-name="T8">label</text:span><text:span text:style-name="T10">&gt;</text:span>{{ percentage }}%<text:span text:style-name="T10">&lt;/</text:span><text:span text:style-name="T8">label</text:span><text:span text:style-name="T10">&gt;</text:span></text:p>
      <text:p text:style-name="P1">{% endif %}</text:p>
      <text:p text:style-name="P1"><text:span text:style-name="T10">&lt;/</text:span><text:span text:style-name="T8">div</text:span><text:span text:style-name="T10">&gt;</text:span></text:p>
      <text:p text:style-name="P4"/>
      <text:p text:style-name="P1"><text:span text:style-name="T10">&lt;/</text:span><text:span text:style-name="T8">body</text:span><text:span text:style-name="T10">&gt;</text:span></text:p>
      <text:p text:style-name="P1"><text:soft-page-break/><text:span text:style-name="T10">&lt;/</text:span><text:span text:style-name="T8">html</text:span><text:span text:style-name="T10">&gt;</text:span></text:p>
      <text:p text:style-name="P1"/>
      <text:p text:style-name="P3"># studentdata/urls.py</text:p>
      <text:p text:style-name="P1"><text:span text:style-name="T1">from</text:span> <text:span text:style-name="T2">django</text:span>.<text:span text:style-name="T2">contrib</text:span> <text:span text:style-name="T1">import</text:span> <text:span text:style-name="T2">admin</text:span></text:p>
      <text:p text:style-name="P1"><text:span text:style-name="T1">from</text:span> <text:span text:style-name="T2">django</text:span>.<text:span text:style-name="T2">urls</text:span> <text:span text:style-name="T1">import</text:span> <text:span text:style-name="T6">path</text:span>, <text:span text:style-name="T6">include</text:span></text:p>
      <text:p text:style-name="P4"/>
      <text:p text:style-name="P1"><text:span text:style-name="T5">urlpatterns</text:span> <text:span text:style-name="T4">=</text:span> [</text:p>
      <text:p text:style-name="P1"><text:span text:style-name="T6">path</text:span>(<text:span text:style-name="T7">'admin/'</text:span>, <text:span text:style-name="T2">admin</text:span>.<text:span text:style-name="T5">site</text:span>.<text:span text:style-name="T5">urls</text:span>),</text:p>
      <text:p text:style-name="P1"><text:span text:style-name="T6">path</text:span>(<text:span text:style-name="T7">''</text:span>, <text:span text:style-name="T6">include</text:span>(<text:span text:style-name="T7">'webapp.urls'</text:span>)), <text:span text:style-name="T12"># Use the 'webapp' app's URLs</text:span></text:p>
      <text:p text:style-name="P1">]</text:p>
      <text:p text:style-name="P1"/>
      <text:p text:style-name="P3"># webapp/forms.py</text:p>
      <text:p text:style-name="P1"><text:span text:style-name="T1">from</text:span> <text:span text:style-name="T2">django</text:span> <text:span text:style-name="T1">import</text:span> <text:span text:style-name="T2">forms</text:span></text:p>
      <text:p text:style-name="P4"/>
      <text:p text:style-name="P1"><text:span text:style-name="T8">class</text:span> <text:span text:style-name="T2">StudentForm</text:span>(<text:span text:style-name="T2">forms</text:span>.<text:span text:style-name="T2">Form</text:span>):</text:p>
      <text:p text:style-name="P1"><text:span text:style-name="T5">name</text:span> <text:span text:style-name="T4">=</text:span> <text:span text:style-name="T2">forms</text:span>.<text:span text:style-name="T2">CharField</text:span>(<text:span text:style-name="T5">max_length</text:span><text:span text:style-name="T4">=</text:span><text:span text:style-name="T9">100</text:span>)</text:p>
      <text:p text:style-name="P1"><text:span text:style-name="T5">dob</text:span> <text:span text:style-name="T4">=</text:span> <text:span text:style-name="T2">forms</text:span>.<text:span text:style-name="T2">DateField</text:span>(<text:span text:style-name="T5">widget</text:span><text:span text:style-name="T4">=</text:span><text:span text:style-name="T2">forms</text:span>.<text:span text:style-name="T2">SelectDateWidget</text:span>(<text:span text:style-name="T5">years</text:span><text:span text:style-name="T4">=</text:span><text:span text:style-name="T2">range</text:span>(<text:span text:style-name="T9">1980</text:span>, <text:span text:style-name="T9">2015</text:span>)))</text:p>
      <text:p text:style-name="P1"><text:span text:style-name="T5">contact</text:span> <text:span text:style-name="T4">=</text:span> <text:span text:style-name="T2">forms</text:span>.<text:span text:style-name="T2">CharField</text:span>(<text:span text:style-name="T5">max_length</text:span><text:span text:style-name="T4">=</text:span><text:span text:style-name="T9">15</text:span>)</text:p>
      <text:p text:style-name="P1"><text:span text:style-name="T5">english_marks</text:span> <text:span text:style-name="T4">=</text:span> <text:span text:style-name="T2">forms</text:span>.<text:span text:style-name="T2">IntegerField</text:span>(<text:span text:style-name="T5">min_value</text:span><text:span text:style-name="T4">=</text:span><text:span text:style-name="T9">0</text:span>, <text:span text:style-name="T5">max_value</text:span><text:span text:style-name="T4">=</text:span><text:span text:style-name="T9">100</text:span>)</text:p>
      <text:p text:style-name="P1"><text:span text:style-name="T5">physics_marks</text:span> <text:span text:style-name="T4">=</text:span> <text:span text:style-name="T2">forms</text:span>.<text:span text:style-name="T2">IntegerField</text:span>(<text:span text:style-name="T5">min_value</text:span><text:span text:style-name="T4">=</text:span><text:span text:style-name="T9">0</text:span>, <text:span text:style-name="T5">max_value</text:span><text:span text:style-name="T4">=</text:span><text:span text:style-name="T9">100</text:span>)</text:p>
      <text:p text:style-name="P1"><text:span text:style-name="T5">chemistry_marks</text:span> <text:span text:style-name="T4">=</text:span> <text:span text:style-name="T2">forms</text:span>.<text:span text:style-name="T2">IntegerField</text:span>(<text:span text:style-name="T5">min_value</text:span><text:span text:style-name="T4">=</text:span><text:span text:style-name="T9">0</text:span>, <text:span text:style-name="T5">max_value</text:span><text:span text:style-name="T4">=</text:span><text:span text:style-name="T9">100</text:span>)</text:p>
      <text:p text:style-name="P1"/>
      <text:p text:style-name="P3"># webapp/urls.py</text:p>
      <text:p text:style-name="P1"><text:span text:style-name="T1">from</text:span> <text:span text:style-name="T2">django</text:span>.<text:span text:style-name="T2">urls</text:span> <text:span text:style-name="T1">import</text:span> <text:span text:style-name="T6">path</text:span></text:p>
      <text:p text:style-name="P1"><text:span text:style-name="T1">from</text:span> . <text:span text:style-name="T1">import</text:span> <text:span text:style-name="T2">views</text:span></text:p>
      <text:p text:style-name="P4"/>
      <text:p text:style-name="P1"><text:span text:style-name="T5">urlpatterns</text:span> <text:span text:style-name="T4">=</text:span> [</text:p>
      <text:p text:style-name="P1"><text:span text:style-name="T6">path</text:span>(<text:span text:style-name="T7">''</text:span>, <text:span text:style-name="T2">views</text:span>.<text:span text:style-name="T6">student_form</text:span>, <text:span text:style-name="T5">name</text:span><text:span text:style-name="T4">=</text:span><text:span text:style-name="T7">'student_form'</text:span>),</text:p>
      <text:p text:style-name="P1">]</text:p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0:52:37.165985324</meta:creation-date>
    <dc:date>2025-02-22T10:53:16.788859993</dc:date>
    <meta:editing-duration>PT42S</meta:editing-duration>
    <meta:editing-cycles>1</meta:editing-cycles>
    <meta:document-statistic meta:table-count="0" meta:image-count="0" meta:object-count="0" meta:page-count="3" meta:paragraph-count="115" meta:word-count="325" meta:character-count="2817" meta:non-whitespace-character-count="2609"/>
    <meta:generator>LibreOffice/7.3.7.2$Linux_X86_64 LibreOffice_project/30$Build-2</meta:generator>
  </office:meta>
</office:document-meta>
</file>